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none" style:country-asian="none" style:font-style-asian="normal" style:font-weight-asian="bold" style:font-name-complex="Lohit Devanagari" style:font-size-complex="1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placement" table:style-name="ta1">
        <table:shapes>
          <draw:frame draw:z-index="0" draw:style-name="gr1" draw:text-style-name="P1" svg:width="16.828cm" svg:height="8.841cm" svg:x="7.269cm" svg:y="2.047cm">
            <draw:object draw:notify-on-update-of-ranges="Deplacement.A9:Deplacement.A19 Deplacement.B8:Deplacement.B8 Deplacement.B9:Deplacement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192cm" svg:height="9.43cm" svg:x="7.571cm" svg:y="11.126cm">
            <draw:object draw:notify-on-update-of-ranges="Deplacement.A27:Deplacement.A36 Deplacement.B26:Deplacement.B26 Deplacement.B27:Deplacement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285cm" svg:height="8.992cm" svg:x="7.731cm" svg:y="20.72cm">
            <draw:object draw:notify-on-update-of-ranges="Deplacement.A46:Deplacement.A56 Deplacement.B45:Deplacement.B45 Deplacement.B46:Deplacement.B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3.293cm" svg:height="16.42cm" svg:x="0.139cm" svg:y="34.256cm">
            <draw:object draw:notify-on-update-of-ranges="Deplacement.A75:Deplacement.A84 Deplacement.B75:Deplacement.B84 Deplacement.A75:Deplacement.A84 Deplacement.C75:Deplacement.C84 Deplacement.A75:Deplacement.A84 Deplacement.D75:Deplacement.D8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Calibration du robot Thymio pour le  « LOGO » SnapToAseba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Robot Thymio à vitesse 20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style-name="ce4" office:value-type="string" calcext:value-type="string">
            <text:p>vitesse(cm/s)</text:p>
          </table:table-cell>
          <table:table-cell table:style-name="ce4" table:formula="of:=(1/(155.094237118141))*1000" office:value-type="float" office:value="6.4476928258673" calcext:value-type="float">
            <text:p>6,44769282586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string" calcext:value-type="string">
            <text:p>Robot Thymio à vitesse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3">
          <table:table-cell table:style-name="ce4" office:value-type="string" calcext:value-type="string">
            <text:p>vitesse(cm/s)</text:p>
          </table:table-cell>
          <table:table-cell table:style-name="ce4" table:formula="of:=(1/(105.377313920027))*1000" office:value-type="float" office:value="9.48970857958024" calcext:value-type="float">
            <text:p>9,4897085795802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2">
          <table:table-cell table:style-name="ce2" office:value-type="string" calcext:value-type="string">
            <text:p>Robot Thymio à vitesse 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temps (ms)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3">
          <table:table-cell table:style-name="ce4" office:value-type="string" calcext:value-type="string">
            <text:p>vitesse(cm/s)</text:p>
          </table:table-cell>
          <table:table-cell table:style-name="ce4" table:formula="of:=(1/(71.6214068279901))*1000" office:value-type="float" office:value="13.9623060239749" calcext:value-type="float">
            <text:p>13,962306023974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Temps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5" calcext:value-type="float">
            <text:p>1,5</text:p>
          </table:table-cell>
          <table:table-cell office:value-type="float" office:value="2.2" calcext:value-type="float">
            <text:p>2,2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3" calcext:value-type="float">
            <text:p>2,3</text:p>
          </table:table-cell>
          <table:table-cell office:value-type="float" office:value="3.2" calcext:value-type="float">
            <text:p>3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7" calcext:value-type="float">
            <text:p>3,7</text:p>
          </table:table-cell>
          <table:table-cell office:value-type="float" office:value="5.5" calcext:value-type="float">
            <text:p>5,5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9" calcext:value-type="float">
            <text:p>4,9</text:p>
          </table:table-cell>
          <table:table-cell office:value-type="float" office:value="7.3" calcext:value-type="float">
            <text:p>7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6" calcext:value-type="float">
            <text:p>5,6</text:p>
          </table:table-cell>
          <table:table-cell office:value-type="float" office:value="8.3" calcext:value-type="float">
            <text:p>8,3</text:p>
          </table:table-cell>
          <table:table-cell office:value-type="float" office:value="11.9" calcext:value-type="float">
            <text:p>11,9</text:p>
          </table:table-cell>
        </table:table-row>
      </table:table>
      <table:table table:name="Rotation" table:style-name="ta1">
        <table:shapes>
          <draw:frame draw:z-index="0" draw:style-name="gr1" draw:text-style-name="P1" svg:width="16.439cm" svg:height="9.265cm" svg:x="5.893cm" svg:y="1.412cm">
            <draw:object draw:notify-on-update-of-ranges="Rotation.A4:Rotation.A16 Rotation.B3:Rotation.B3 Rotation.B4:Rotation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349cm" svg:height="9.753cm" svg:x="5.066cm" svg:y="12.611cm">
            <draw:object draw:notify-on-update-of-ranges="Rotation.A28:Rotation.A40 Rotation.A28:Rotation.A40 Rotation.B27:Rotation.B27 Rotation.B28:Rotation.B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9.218cm" svg:height="9.636cm" svg:x="5.865cm" svg:y="24.357cm">
            <draw:object draw:notify-on-update-of-ranges="Rotation.A53:Rotation.A53 Rotation.A54:Rotation.A66 Rotation.B53:Rotation.B53 Rotation.B54:Rotation.B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8.916cm" svg:height="10.222cm" svg:x="5.479cm" svg:y="35.512cm">
            <draw:object draw:notify-on-update-of-ranges="Rotation.A77:Rotation.A77 Rotation.A78:Rotation.A90 Rotation.B77:Rotation.B77 Rotation.B78:Rotation.B9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table:style-name="ce2" office:value-type="string" calcext:value-type="string">
            <text:p>Robot Thymio tourne droite à vitesse 100</text:p>
          </table:table-cell>
          <table:table-cell/>
        </table:table-row>
        <table:table-row table:style-name="ro1">
          <table:table-cell office:value-type="string" calcext:value-type="string">
            <text:p>Angle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 table:style-name="ce4" office:value-type="string" calcext:value-type="string">
            <text:p>vitesse(°/s)</text:p>
          </table:table-cell>
          <table:table-cell table:style-name="ce4" table:formula="of:=(1/(24.403754555495))*1000" office:value-type="float" office:value="40.9773011659319" calcext:value-type="float">
            <text:p>40,977301165931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style-name="ce2" office:value-type="string" calcext:value-type="string">
            <text:p>Robot Thymio tourne gauche à vitesse 100</text:p>
          </table:table-cell>
          <table:table-cell/>
        </table:table-row>
        <table:table-row table:style-name="ro1">
          <table:table-cell office:value-type="string" calcext:value-type="string">
            <text:p>Angle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 table:style-name="ce4" office:value-type="string" calcext:value-type="string">
            <text:p>vitesse(°/s)</text:p>
          </table:table-cell>
          <table:table-cell table:style-name="ce4" table:formula="of:=(1/(25.8814857809))*1000" office:value-type="float" office:value="38.6376581493625" calcext:value-type="float">
            <text:p>38,6376581493625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style-name="ce2" office:value-type="string" calcext:value-type="string">
            <text:p>Robot Thymio tourne droite à vitesse 200</text:p>
          </table:table-cell>
          <table:table-cell/>
        </table:table-row>
        <table:table-row table:style-name="ro1">
          <table:table-cell office:value-type="string" calcext:value-type="string">
            <text:p>Angle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 table:style-name="ce4" office:value-type="string" calcext:value-type="string">
            <text:p>vitesse(°/s)</text:p>
          </table:table-cell>
          <table:table-cell table:style-name="ce4" table:formula="of:=(1/(12.812563327665))*1000" office:value-type="float" office:value="78.048394722139" calcext:value-type="float">
            <text:p>78,048394722139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style-name="ce2" office:value-type="string" calcext:value-type="string">
            <text:p>Robot Thymio tourne gauche à vitesse 200</text:p>
          </table:table-cell>
          <table:table-cell/>
        </table:table-row>
        <table:table-row table:style-name="ro1">
          <table:table-cell office:value-type="string" calcext:value-type="string">
            <text:p>Angle (°)</text:p>
          </table:table-cell>
          <table:table-cell office:value-type="string" calcext:value-type="string">
            <text:p>temps 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3">
          <table:table-cell table:style-name="ce4" office:value-type="string" calcext:value-type="string">
            <text:p>vitesse(°/s)</text:p>
          </table:table-cell>
          <table:table-cell table:style-name="ce4" table:formula="of:=(1/(12.9659475515716))*1000" office:value-type="float" office:value="77.1250998835631" calcext:value-type="float">
            <text:p>77,12509988356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7:15:53.479985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20:27:06.528547408</meta:creation-date>
    <meta:editing-duration>PT8H4M4S</meta:editing-duration>
    <meta:editing-cycles>32</meta:editing-cycles>
    <meta:generator>LibreOffice/7.0.4.2$Linux_X86_64 LibreOffice_project/00$Build-2</meta:generator>
    <dc:date>2021-01-18T18:30:03.859678961</dc:date>
    <meta:document-statistic meta:table-count="2" meta:cell-count="244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29cm" svg:height="8.842cm" xlink:href=".." xlink:type="simple" chart:class="chart:scatter" chart:style-name="ch1">
        <chart:title svg:x="5.286cm" svg:y="0.141cm" chart:style-name="ch2">
          <text:p>Robot Thymio à vitesse 200</text:p>
        </chart:title>
        <chart:plot-area chart:style-name="ch3" table:cell-range-address="Deplacement.A9:Deplacement.B19 Deplacement.B8:Deplacement.B8" chart:data-source-has-labels="row" svg:x="1.347cm" svg:y="1.267cm" svg:width="15.146cm" svg:height="6.418cm">
          <chart:coordinate-region svg:x="2.154cm" svg:y="1.466cm" svg:width="14.06cm" svg:height="5.572cm"/>
          <chart:axis chart:dimension="x" chart:name="primary-x" chart:style-name="ch4">
            <chart:title svg:x="7.871cm" svg:y="7.861cm" chart:style-name="ch5">
              <text:p>Distance (cm)</text:p>
            </chart:title>
          </chart:axis>
          <chart:axis chart:dimension="y" chart:name="primary-y" chart:style-name="ch6">
            <chart:title svg:x="0.451cm" svg:y="5.38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9:Deplacement.B19" chart:label-cell-address="Deplacement.B8:Deplacement.B8" chart:class="chart:scatter">
            <chart:domain table:cell-range-address="Deplacement.A9:Deplacement.A19"/>
            <chart:regression-curve chart:style-name="ch10">
              <chart:equation chart:display-equation="true" chart:display-r-square="true" svg:x="2.563cm" svg:y="1.476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8:Deplacement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Deplacement.A9:Deplacement.A19</svg:desc>
                </draw:g>
              </table:table-cell>
              <table:table-cell office:value-type="float" office:value="50">
                <text:p>50</text:p>
                <draw:g>
                  <svg:desc>Deplacement.B9:Deplacement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">
                <text:p>2.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">
                <text:p>3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">
                <text:p>4.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3cm" svg:height="9.431cm" xlink:href=".." xlink:type="simple" chart:class="chart:scatter" chart:style-name="ch1">
        <chart:title svg:x="5.248cm" svg:y="0.324cm" chart:style-name="ch2">
          <text:p>Robot Thymio à vitesse 300</text:p>
        </chart:title>
        <chart:plot-area chart:style-name="ch3" table:cell-range-address="Deplacement.A27:Deplacement.B36 Deplacement.B26:Deplacement.B26" chart:data-source-has-labels="row" svg:x="1.334cm" svg:y="1.291cm" svg:width="14.536cm" svg:height="6.971cm">
          <chart:coordinate-region svg:x="2.141cm" svg:y="1.49cm" svg:width="13.45cm" svg:height="6.125cm"/>
          <chart:axis chart:dimension="x" chart:name="primary-x" chart:style-name="ch4">
            <chart:title svg:x="7.553cm" svg:y="8.45cm" chart:style-name="ch5">
              <text:p>Distance (cm)</text:p>
            </chart:title>
          </chart:axis>
          <chart:axis chart:dimension="y" chart:name="primary-y" chart:style-name="ch6">
            <chart:title svg:x="0.451cm" svg:y="5.68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27:Deplacement.B36" chart:label-cell-address="Deplacement.B26:Deplacement.B26" chart:class="chart:scatter">
            <chart:domain table:cell-range-address="Deplacement.A27:Deplacement.A36"/>
            <chart:regression-curve chart:style-name="ch10">
              <chart:equation chart:display-equation="true" chart:display-r-square="true" svg:x="2.531cm" svg:y="1.653cm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26:Deplacement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Deplacement.A27:Deplacement.A36</svg:desc>
                </draw:g>
              </table:table-cell>
              <table:table-cell office:value-type="float" office:value="50">
                <text:p>50</text:p>
                <draw:g>
                  <svg:desc>Deplacement.B27:Deplacement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">
                <text:p>2.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">
                <text:p>4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3">
                <text:p>7.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">
                <text:p>8.3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loext:regression-x-name="angle" loext:regression-y-name="temps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4cm" svg:height="9.266cm" xlink:href=".." xlink:type="simple" chart:class="chart:scatter" chart:style-name="ch1">
        <chart:title svg:x="3.956cm" svg:y="0.321cm" chart:style-name="ch2">
          <text:p>Robot Thymio Tourne Droite à vitesse 100</text:p>
        </chart:title>
        <chart:plot-area chart:style-name="ch3" table:cell-range-address="Rotation.A4:Rotation.B16 Rotation.B3:Rotation.B3" chart:data-source-has-labels="row" svg:x="1.339cm" svg:y="1.285cm" svg:width="14.773cm" svg:height="6.815cm">
          <chart:coordinate-region svg:x="2.331cm" svg:y="1.484cm" svg:width="13.501cm" svg:height="5.969cm"/>
          <chart:axis chart:dimension="x" chart:name="primary-x" chart:style-name="ch4">
            <chart:title svg:x="7.226cm" svg:y="8.285cm" chart:style-name="ch5">
              <text:p>Angle de rotation (°)</text:p>
            </chart:title>
          </chart:axis>
          <chart:axis chart:dimension="y" chart:name="primary-y" chart:style-name="ch6">
            <chart:title svg:x="0.451cm" svg:y="5.596cm" chart:style-name="ch7">
              <text:p>Temps (ms)</text:p>
            </chart:title>
            <chart:grid chart:style-name="ch8" chart:class="major"/>
          </chart:axis>
          <chart:series chart:style-name="ch9" chart:values-cell-range-address="Rotation.B4:Rotation.B16" chart:label-cell-address="Rotation.B3:Rotation.B3" chart:class="chart:scatter">
            <chart:domain table:cell-range-address="Rotation.A4:Rotation.A16"/>
            <chart:regression-curve chart:style-name="ch10">
              <chart:equation chart:display-equation="true" chart:display-r-square="true" svg:x="2.692cm" svg:y="1.745cm" chart:style-name="ch11"/>
            </chart:regression-curve>
            <chart:data-point chart:repeated="3"/>
            <chart:data-point chart:style-name="ch12" chart:repeated="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Rotation.B3:Rotation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Rotation.A4:Rotation.A16</svg:desc>
                </draw:g>
              </table:table-cell>
              <table:table-cell office:value-type="float" office:value="150">
                <text:p>150</text:p>
                <draw:g>
                  <svg:desc>Rotation.B4:Rotation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">
                <text:p>38.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5">
                <text:p>101.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">
                <text:p>1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3">
                <text:p>18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">
                <text:p>20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">
                <text:p>223</text:p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86cm" svg:height="8.993cm" xlink:href=".." xlink:type="simple" chart:class="chart:scatter" chart:style-name="ch1">
        <chart:title svg:x="4.795cm" svg:y="0.315cm" chart:style-name="ch2">
          <text:p>Robot Thymio à vitesse 500</text:p>
        </chart:title>
        <chart:plot-area chart:style-name="ch3" table:cell-range-address="Deplacement.A46:Deplacement.B56 Deplacement.B45:Deplacement.B45" chart:data-source-has-labels="row" svg:x="1.316cm" svg:y="1.273cm" svg:width="13.665cm" svg:height="6.56cm">
          <chart:coordinate-region svg:x="2.123cm" svg:y="1.472cm" svg:width="12.486cm" svg:height="5.714cm"/>
          <chart:axis chart:dimension="x" chart:name="primary-x" chart:style-name="ch4">
            <chart:title svg:x="7.099cm" svg:y="8.012cm" chart:style-name="ch5">
              <text:p>Distance (cm)</text:p>
            </chart:title>
          </chart:axis>
          <chart:axis chart:dimension="y" chart:name="primary-y" chart:style-name="ch6">
            <chart:title svg:x="0.451cm" svg:y="5.457cm" chart:style-name="ch7">
              <text:p>Temps (ms)</text:p>
            </chart:title>
            <chart:grid chart:style-name="ch8" chart:class="major"/>
          </chart:axis>
          <chart:series chart:style-name="ch9" chart:values-cell-range-address="Deplacement.B46:Deplacement.B56" chart:label-cell-address="Deplacement.B45:Deplacement.B45" chart:class="chart:scatter">
            <chart:domain table:cell-range-address="Deplacement.A46:Deplacement.A56"/>
            <chart:regression-curve chart:style-name="ch10">
              <chart:equation chart:display-equation="true" chart:display-r-square="true" svg:x="2.844cm" svg:y="1.548cm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Deplacement.B45:Deplacement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Deplacement.A46:Deplacement.A56</svg:desc>
                </draw:g>
              </table:table-cell>
              <table:table-cell office:value-type="float" office:value="5">
                <text:p>5</text:p>
                <draw:g>
                  <svg:desc>Deplacement.B46:Deplacement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">
                <text:p>8.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9">
                <text:p>11.9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94cm" svg:height="16.421cm" xlink:href=".." xlink:type="simple" chart:class="chart:scatter" chart:style-name="ch1">
        <chart:title svg:x="4.582cm" svg:y="0.494cm" chart:style-name="ch2">
          <text:p>Récapitulatif des vitesses Thymio
Bleu 200 (6,4 cm/s), Rouge 300 (9,49 cm/s) et Jaune 500 (13,96 cm/s)</text:p>
        </chart:title>
        <chart:plot-area chart:style-name="ch3" table:cell-range-address="Deplacement.A75:Deplacement.D84" svg:x="1.476cm" svg:y="2.074cm" svg:width="21.353cm" svg:height="13.038cm">
          <chart:coordinate-region svg:x="1.912cm" svg:y="2.274cm" svg:width="20.361cm" svg:height="12.191cm"/>
          <chart:axis chart:dimension="x" chart:name="primary-x" chart:style-name="ch4">
            <chart:title svg:x="11.248cm" svg:y="15.44cm" chart:style-name="ch5">
              <text:p>Temps (ms)</text:p>
            </chart:title>
          </chart:axis>
          <chart:axis chart:dimension="y" chart:name="primary-y" chart:style-name="ch6">
            <chart:title svg:x="0.451cm" svg:y="9.642cm" chart:style-name="ch7">
              <text:p>Distance (cm)</text:p>
            </chart:title>
            <chart:grid chart:style-name="ch8" chart:class="major"/>
          </chart:axis>
          <chart:series chart:style-name="ch9" chart:values-cell-range-address="Deplacement.B75:Deplacement.B84" chart:class="chart:scatter">
            <chart:domain table:cell-range-address="Deplacement.A75:Deplacement.A84"/>
            <chart:data-point chart:repeated="10"/>
          </chart:series>
          <chart:series chart:style-name="ch10" chart:values-cell-range-address="Deplacement.C75:Deplacement.C84" chart:class="chart:scatter">
            <chart:data-point chart:repeated="10"/>
          </chart:series>
          <chart:series chart:style-name="ch11" chart:values-cell-range-address="Deplacement.D75:Deplacement.D84" chart:class="chart:scatter">
            <chart:data-point chart:repeated="6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eplacement.A75:Deplacement.A84</svg:desc>
                </draw:g>
              </table:table-cell>
              <table:table-cell office:value-type="float" office:value="200">
                <text:p>200</text:p>
                <draw:g>
                  <svg:desc>Deplacement.B75:Deplacement.B84</svg:desc>
                </draw:g>
              </table:table-cell>
              <table:table-cell office:value-type="float" office:value="300">
                <text:p>300</text:p>
                <draw:g>
                  <svg:desc>Deplacement.C75:Deplacement.C84</svg:desc>
                </draw:g>
              </table:table-cell>
              <table:table-cell office:value-type="float" office:value="500">
                <text:p>500</text:p>
                <draw:g>
                  <svg:desc>Deplacement.D75:Deplacement.D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.3">
                <text:p>2.3</text:p>
              </table:table-cell>
              <table:table-cell office:value-type="float" office:value="3.2">
                <text:p>3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.7">
                <text:p>3.7</text:p>
              </table:table-cell>
              <table:table-cell office:value-type="float" office:value="5.5">
                <text:p>5.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6.4">
                <text:p>6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4.9">
                <text:p>4.9</text:p>
              </table:table-cell>
              <table:table-cell office:value-type="float" office:value="7.3">
                <text:p>7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5.6">
                <text:p>5.6</text:p>
              </table:table-cell>
              <table:table-cell office:value-type="float" office:value="8.3">
                <text:p>8.3</text:p>
              </table:table-cell>
              <table:table-cell office:value-type="float" office:value="11.9">
                <text:p>11.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5cm" svg:height="9.754cm" xlink:href=".." xlink:type="simple" chart:class="chart:scatter" chart:column-mapping="0" chart:style-name="ch1">
        <chart:plot-area chart:style-name="ch2" table:cell-range-address="Rotation.A27:Rotation.B40" chart:data-source-has-labels="both" svg:x="0.347cm" svg:y="0.195cm" svg:width="16.656cm" svg:height="9.364cm">
          <chart:coordinate-region svg:x="1.339cm" svg:y="0.394cm" svg:width="15.384cm" svg:height="8.518cm"/>
          <chart:axis chart:dimension="x" chart:name="primary-x" chart:style-name="ch3" chartooo:axis-type="auto">
            <chart:categories table:cell-range-address="Rotation.A28:Rotation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tation.B28:Rotation.B40" chart:label-cell-address="Rotation.B27:Rotation.B27" chart:class="chart:scatter">
            <chart:domain table:cell-range-address="Rotation.A28:Rotation.A40"/>
            <chart:regression-curve chart:style-name="ch7">
              <chart:equation chart:display-equation="true" chart:display-r-square="true" svg:x="1.874cm" svg:y="0.665cm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Rotation.B27:Rotation.B2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Rotation.A28:Rotation.A40</svg:desc>
                </draw:g>
              </table:table-cell>
              <table:table-cell office:value-type="float" office:value="4">
                <text:p>4</text:p>
                <draw:g>
                  <svg:desc>Rotation.A28:Rotation.A40</svg:desc>
                </draw:g>
              </table:table-cell>
              <table:table-cell office:value-type="float" office:value="150">
                <text:p>150</text:p>
                <draw:g>
                  <svg:desc>Rotation.B28:Rotation.B4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19cm" svg:height="9.637cm" xlink:href=".." xlink:type="simple" chart:class="chart:scatter" chart:style-name="ch1">
        <chart:title svg:x="7.065cm" svg:y="0.328cm" chart:style-name="ch2">
          <text:p>Thymio tourne droite 200</text:p>
        </chart:title>
        <chart:plot-area chart:style-name="ch3" table:cell-range-address="Rotation.A53:Rotation.B66" chart:data-source-has-labels="row" svg:x="1.395cm" svg:y="1.299cm" svg:width="17.44cm" svg:height="7.165cm">
          <chart:coordinate-region svg:x="2.387cm" svg:y="1.498cm" svg:width="16.168cm" svg:height="6.319cm"/>
          <chart:axis chart:dimension="x" chart:name="primary-x" chart:style-name="ch4">
            <chart:title svg:x="9.423cm" svg:y="8.656cm" chart:style-name="ch5">
              <text:p>Angle (°)</text:p>
            </chart:title>
          </chart:axis>
          <chart:axis chart:dimension="y" chart:name="primary-y" chart:style-name="ch6">
            <chart:title svg:x="0.451cm" svg:y="5.785cm" chart:style-name="ch7">
              <text:p>Temps (ms)</text:p>
            </chart:title>
            <chart:grid chart:style-name="ch8" chart:class="major"/>
          </chart:axis>
          <chart:series chart:style-name="ch9" chart:values-cell-range-address="Rotation.B54:Rotation.B66" chart:label-cell-address="Rotation.B53:Rotation.B53" chart:class="chart:scatter">
            <chart:domain table:cell-range-address="Rotation.A54:Rotation.A66"/>
            <chart:regression-curve chart:style-name="ch10">
              <chart:equation chart:display-equation="true" chart:display-r-square="true" svg:x="2.616cm" svg:y="1.615cm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Rotation.B53:Rotation.B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otation.A54:Rotation.A66</svg:desc>
                </draw:g>
              </table:table-cell>
              <table:table-cell office:value-type="float" office:value="150">
                <text:p>150</text:p>
                <draw:g>
                  <svg:desc>Rotation.B54:Rotation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">
                <text:p>1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">
                <text:p>23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">
                <text:p>27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3">
                <text:p>3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">
                <text:p>38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">
                <text:p>425</text:p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7cm" svg:height="10.223cm" xlink:href=".." xlink:type="simple" chart:class="chart:scatter" chart:style-name="ch1">
        <chart:title svg:x="6.755cm" svg:y="0.34cm" chart:style-name="ch2">
          <text:p>Thymio tourne gauche 200</text:p>
        </chart:title>
        <chart:plot-area chart:style-name="ch3" table:cell-range-address="Rotation.A77:Rotation.B90" chart:data-source-has-labels="row" svg:x="1.389cm" svg:y="1.323cm" svg:width="17.15cm" svg:height="7.715cm">
          <chart:coordinate-region svg:x="2.381cm" svg:y="1.523cm" svg:width="15.878cm" svg:height="6.868cm"/>
          <chart:axis chart:dimension="x" chart:name="primary-x" chart:style-name="ch4">
            <chart:title svg:x="9.272cm" svg:y="9.242cm" chart:style-name="ch5">
              <text:p>Angle (°)</text:p>
            </chart:title>
          </chart:axis>
          <chart:axis chart:dimension="y" chart:name="primary-y" chart:style-name="ch6">
            <chart:title svg:x="0.451cm" svg:y="6.084cm" chart:style-name="ch7">
              <text:p>Temps (ms)</text:p>
            </chart:title>
            <chart:grid chart:style-name="ch8" chart:class="major"/>
          </chart:axis>
          <chart:series chart:style-name="ch9" chart:values-cell-range-address="Rotation.B78:Rotation.B90" chart:label-cell-address="Rotation.B77:Rotation.B77" chart:class="chart:scatter">
            <chart:domain table:cell-range-address="Rotation.A78:Rotation.A90"/>
            <chart:regression-curve chart:style-name="ch10">
              <chart:equation chart:display-equation="true" chart:display-r-square="true" svg:x="2.65cm" svg:y="1.666cm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(ms)</text:p>
                <draw:g>
                  <svg:desc>Rotation.B77:Rotation.B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Rotation.A78:Rotation.A90</svg:desc>
                </draw:g>
              </table:table-cell>
              <table:table-cell office:value-type="float" office:value="150">
                <text:p>150</text:p>
                <draw:g>
                  <svg:desc>Rotation.B78:Rotation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3">
                <text:p>20.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">
                <text:p>112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">
                <text:p>19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">
                <text:p>23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8">
                <text:p>2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">
                <text:p>345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5">
                <text:p>38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0">
                <text:p>420</text:p>
              </table:table-cell>
              <table:table-cell office:value-type="float" office:value="5500">
                <text:p>55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